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9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0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T11" style:parent-style-name="Fonteparág.padrão" style:family="text">
      <style:text-properties fo:font-weight="bold" style:font-weight-asian="bold" style:font-weight-complex="bold"/>
    </style:style>
    <style:style style:name="T12" style:parent-style-name="Fonteparág.padrão" style:family="text">
      <style:text-properties fo:font-weight="bold" style:font-weight-asian="bold" style:font-weight-complex="bold"/>
    </style:style>
    <style:style style:name="T13" style:parent-style-name="Fonteparág.padrão" style:family="text">
      <style:text-properties fo:font-weight="bold" style:font-weight-asian="bold" style:font-weight-complex="bold" fo:background-color="#FFFF00"/>
    </style:style>
    <style:style style:name="T14" style:parent-style-name="Fonteparág.padrão" style:family="text">
      <style:text-properties fo:font-weight="bold" style:font-weight-asian="bold" style:font-weight-complex="bold" fo:background-color="#FFFF00"/>
    </style:style>
    <style:style style:name="T15" style:parent-style-name="Fonteparág.padrão" style:family="text">
      <style:text-properties fo:font-weight="bold" style:font-weight-asian="bold" style:font-weight-complex="bold" fo:background-color="#FFFF00"/>
    </style:style>
    <style:style style:name="P16" style:parent-style-name="Normal" style:family="paragraph">
      <style:paragraph-properties fo:text-align="center" fo:line-height="150%"/>
    </style:style>
    <style:style style:name="T1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9" style:parent-style-name="Normal" style:family="paragraph">
      <style:paragraph-properties fo:line-height="115%"/>
    </style:style>
    <style:style style:name="T2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1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22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23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2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2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7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2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3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1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3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4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3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6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3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8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3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0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4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2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4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4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4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4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50" style:parent-style-name="Normal" style:family="paragraph">
      <style:paragraph-properties fo:line-height="115%"/>
    </style:style>
    <style:style style:name="T5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4" style:parent-style-name="Normal" style:family="paragraph">
      <style:paragraph-properties fo:line-height="115%"/>
    </style:style>
    <style:style style:name="T5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6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5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8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5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0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6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2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6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4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6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66" style:parent-style-name="Normal" style:family="paragraph">
      <style:paragraph-properties fo:line-height="115%"/>
    </style:style>
    <style:style style:name="T6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8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69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70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7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2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7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9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80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81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8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3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8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5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8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7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8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olumn95" style:family="table-column">
      <style:table-column-properties style:column-width="3.0868in"/>
    </style:style>
    <style:style style:name="TableColumn96" style:family="table-column">
      <style:table-column-properties style:column-width="3.0868in"/>
    </style:style>
    <style:style style:name="Table94" style:family="table">
      <style:table-properties style:width="6.1736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50%"/>
    </style:style>
    <style:style style:name="T105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line-height="150%"/>
    </style:style>
    <style:style style:name="T108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line-height="150%"/>
    </style:style>
    <style:style style:name="T112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line-height="150%"/>
    </style:style>
    <style:style style:name="T115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line-height="150%"/>
    </style:style>
    <style:style style:name="T119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line-height="150%"/>
    </style:style>
    <style:style style:name="T122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50%"/>
    </style:style>
    <style:style style:name="T126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50%"/>
    </style:style>
    <style:style style:name="T129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50%"/>
    </style:style>
    <style:style style:name="T133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line-height="150%"/>
    </style:style>
    <style:style style:name="T136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line-height="150%"/>
    </style:style>
    <style:style style:name="T140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line-height="150%"/>
    </style:style>
    <style:style style:name="T143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P14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45" style:parent-style-name="Normal" style:family="paragraph">
      <style:text-properties style:font-name="Arial" style:font-name-complex="Arial" fo:font-size="10pt" style:font-size-asian="10pt" style:font-size-complex="10pt"/>
    </style:style>
    <style:style style:name="P146" style:parent-style-name="Normal" style:family="paragraph">
      <style:text-properties style:font-name="Arial" style:font-name-complex="Arial" fo:font-size="10pt" style:font-size-asian="10pt" style:font-size-complex="10pt"/>
    </style:style>
    <style:style style:name="P147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48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49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50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51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52" style:parent-style-name="Normal" style:family="paragraph">
      <style:text-properties style:font-name="Arial" style:font-name-complex="Arial" fo:font-size="10pt" style:font-size-asian="10pt" style:font-size-complex="10pt"/>
    </style:style>
    <style:style style:name="P153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54" style:parent-style-name="Normal" style:family="paragraph">
      <style:text-properties style:font-name="Arial" style:font-name-complex="Arial" fo:font-size="10pt" style:font-size-asian="10pt" style:font-size-complex="10pt"/>
    </style:style>
    <style:style style:name="P155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56" style:parent-style-name="Normal" style:family="paragraph">
      <style:text-properties style:font-name="Arial" style:font-name-complex="Arial" fo:font-size="10pt" style:font-size-asian="10pt" style:font-size-complex="10pt"/>
    </style:style>
    <style:style style:name="P157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58" style:parent-style-name="Normal" style:family="paragraph">
      <style:text-properties style:font-name="Arial" style:font-name-complex="Arial" fo:font-size="10pt" style:font-size-asian="10pt" style:font-size-complex="10pt"/>
    </style:style>
    <style:style style:name="P159" style:parent-style-name="Normal" style:family="paragraph">
      <style:text-properties style:font-name="Arial" style:font-name-complex="Arial" fo:font-size="10pt" style:font-size-asian="10pt" style:font-size-complex="10pt"/>
    </style:style>
    <style:style style:name="P160" style:parent-style-name="Normal" style:family="paragraph">
      <style:text-properties style:font-name="Arial" style:font-name-complex="Arial" fo:font-size="10pt" style:font-size-asian="10pt" style:font-size-complex="10pt"/>
    </style:style>
    <style:style style:name="P161" style:parent-style-name="Normal" style:family="paragraph">
      <style:text-properties style:font-name="Arial" style:font-name-complex="Arial" fo:font-size="10pt" style:font-size-asian="10pt" style:font-size-complex="10pt"/>
    </style:style>
    <style:style style:name="P16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63" style:parent-style-name="Normal" style:family="paragraph">
      <style:paragraph-properties fo:text-align="center" fo:line-height="150%"/>
    </style:style>
    <style:style style:name="T16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5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166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167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16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9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170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171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17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7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74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175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176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17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7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79" style:parent-style-name="Normal" style:family="paragraph">
      <style:paragraph-properties fo:text-align="start" fo:line-height="150%"/>
    </style:style>
    <style:style style:name="T18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8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82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18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84" style:parent-style-name="Normal" style:family="paragraph">
      <style:paragraph-properties fo:text-align="start" fo:line-height="150%"/>
      <style:text-properties style:font-name="Arial" style:font-name-complex="Arial" fo:font-size="10pt" style:font-size-asian="10pt" style:font-size-complex="10pt"/>
    </style:style>
    <style:style style:name="P185" style:parent-style-name="Normal" style:family="paragraph">
      <style:paragraph-properties fo:text-align="start" fo:line-height="150%"/>
    </style:style>
    <style:style style:name="T18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87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188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189" style:parent-style-name="Fonteparág.padrão" style:family="text">
      <style:text-properties style:font-name="Arial" style:font-name-complex="Arial" fo:font-size="10pt" style:font-size-asian="10pt" style:font-size-complex="10pt" fo:background-color="#FFFF00"/>
    </style:style>
    <style:style style:name="T1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91" style:parent-style-name="Normal" style:family="paragraph">
      <style:paragraph-properties fo:text-align="start" fo:line-height="150%"/>
      <style:text-properties style:font-name="Arial" style:font-name-complex="Arial" fo:font-size="10pt" style:font-size-asian="10pt" style:font-size-complex="10pt"/>
    </style:style>
    <style:style style:name="P19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9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94" style:parent-style-name="Normal" style:family="paragraph">
      <style:paragraph-properties fo:text-align="center" fo:line-height="150%"/>
      <style:text-properties style:font-name="Arial" style:font-name-complex="Arial" fo:font-size="10pt" style:font-size-asian="10pt" style:font-size-complex="10pt"/>
    </style:style>
    <style:style style:name="P195" style:parent-style-name="Normal" style:family="paragraph">
      <style:paragraph-properties fo:text-align="center" fo:line-height="150%"/>
    </style:style>
    <style:style style:name="T1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9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98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</style:style>
    <style:style style:name="T19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00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style:font-name="Arial" style:font-name-complex="Arial" fo:font-size="10pt" style:font-size-asian="10pt" style:font-size-complex="10pt"/>
    </style:style>
    <style:style style:name="P201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202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203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204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205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206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207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208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20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21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1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12" style:parent-style-name="Fonteparág.padrão" style:family="text"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Protocolo....................... Ano................</text:p>
      <text:p text:style-name="P9"/>
      <text:p text:style-name="P10"><office:annotation office:name="0" xml:id="619022136"><dc:creator>Maria Gabriela Gadiolli Angeli</dc:creator><dc:date>2021-09-10T07:26:00</dc:date><text:p text:style-name="Textodecomentário"/><text:p text:style-name="Textodecomentário"><text:span text:style-name="T11">ORIENTAÇÕES PARA PREENCHIMENTO DO DOCUMENTO:</text:span><text:span text:style-name="T12"><text:line-break/></text:span><text:line-break/>- não serão aceitos termos manuscritos/preenchidos a mão na Divisão de Protocolo e Arquivo do DAEV;<text:line-break/></text:p><text:p text:style-name="Textodecomentário">- preencher digitalmente o documento em todos os campos que constam com<text:s/><text:span text:style-name="T13">realce amarelo;</text:span></text:p><text:p text:style-name="Textodecomentário"><text:line-break/>- é preciso que o(a)responsável técnico(a) rubrique as folhas sem assinatura;</text:p><text:p text:style-name="Textodecomentário"><text:line-break/>- terminado o preenchimento digital, excluir<text:s/><text:span text:style-name="T14">todas<text:s/></text:span><text:span text:style-name="T15">as caixas de comentário</text:span>, clicando com o botão direito do mouse/cursor nas caixas e, em seguida, clicando em “Excluir Comentário”.</text:p><text:p text:style-name="Textodecomentário"><text:line-break/>- não serão aceitos documentos com rasuras ou informações incompletas.</text:p></office:annotation>TERMO DE DECLARAÇÃO DO RESPONSÁVEL TÉCNICO</text:p>
      <text:p text:style-name="P16"><text:span text:style-name="T17">PROJETO SIMPLIFICADO – RESIDENCIAL UNIFAMILIAR</text:span><text:span text:style-name="Ref.decomentário"><office:annotation-end office:name="0"/></text:span></text:p>
      <text:p text:style-name="P18"><text:s text:c="6"/></text:p>
      <text:p text:style-name="P19"><text:span text:style-name="T20"><text:s text:c="15"/></text:span><text:span text:style-name="T21">[</text:span><text:span text:style-name="T22">nome e sobrenome do profissional habilitado], [nacionalidade],<text:s/></text:span><text:span text:style-name="T23">[estado civil], [nome da profissão],</text:span><text:span text:style-name="T24"><text:s/>CREA ou CAU<text:s/></text:span><text:span text:style-name="T25">[número de identificação profissional],</text:span><text:span text:style-name="T26"><text:s/>portador do Documento de Identidade nº<text:s/></text:span><text:span text:style-name="T27">[número do documento],</text:span><text:span text:style-name="T28"><text:s/>inscrito no<text:s/></text:span><text:span text:style-name="T29">CPF [se pessoa natural ou CNPJ se pessoa jurídica]</text:span><text:span text:style-name="T30">, telefone celular<text:s/></text:span><text:span text:style-name="T31">[ddd e número],</text:span><text:span text:style-name="T32"><text:s/>endereço</text:span><text:span text:style-name="T33"><text:s/>eletrônico<text:s/></text:span><text:span text:style-name="T34">[e-mail],</text:span><text:span text:style-name="T35"><text:s/>residente/sediado(a) na<text:s/></text:span><text:span text:style-name="T36">[endereço],</text:span><text:span text:style-name="T37"><text:s/>nº<text:s/></text:span><text:span text:style-name="T38">[número do imóvel],</text:span><text:span text:style-name="T39"><text:s/>bairro<text:s/></text:span><text:span text:style-name="T40">[nome do bairro],</text:span><text:span text:style-name="T41"><text:s/>município de<text:s/></text:span><text:span text:style-name="T42">[nome da cidade],</text:span><text:span text:style-name="T43"><text:s/>CEP<text:s/></text:span><text:span text:style-name="T44">[número do CEP],</text:span><text:span text:style-name="T45"><text:s/>profissional habilitado/empresa contratada como responsável técnico(a) pela obra, conforme ART/RRT</text:span><text:span text:style-name="T46"><text:s/>nº<text:s/></text:span><text:span text:style-name="T47">[número da ART/RRT],</text:span><text:span text:style-name="T48"><text:s/>anexo à presente declaração, perante o DAEV<text:s/></text:span></text:p>
      <text:p text:style-name="P49"/>
      <text:p text:style-name="P50"><text:span text:style-name="T51">DECLARA</text:span><text:span text:style-name="T52">:</text:span><text:span text:style-name="T53"><text:line-break/></text:span></text:p>
      <text:p text:style-name="P54"><text:span text:style-name="T55">1. Ser responsável técnico da obra no lote<text:s/></text:span><text:span text:style-name="T56">[número do lote]</text:span><text:span text:style-name="T57">, da quadra<text:s/></text:span><text:span text:style-name="T58">[número da quadra]</text:span><text:span text:style-name="T59">, Inscrição Municipal nº<text:s/></text:span><text:span text:style-name="T60">[número da inscrição municipal]</text:span><text:span text:style-name="T61">, situado à<text:s/></text:span><text:span text:style-name="T62">[informar o endereço]</text:span><text:span text:style-name="T63">, nº<text:s/></text:span><text:span text:style-name="T64">[informar número]</text:span><text:span text:style-name="T65">,</text:span></text:p>
      <text:p text:style-name="P66"><text:span text:style-name="T67">no loteamento denominado<text:s/></text:span><text:span text:style-name="T68">[informar nome do loteamento</text:span><text:span text:style-name="T69"><text:s/>e/ou bairro</text:span><text:span text:style-name="T70">]</text:span><text:span text:style-name="T71">, cadastrada nesta autarquia com o código de consumidor nº<text:s/></text:span><text:span text:style-name="T72">[informar número da conta de água e/ou esgoto DAEV]</text:span><text:span text:style-name="T73"><text:s/></text:span><text:span text:style-name="T74">(</text:span><text:span text:style-name="T75">caso exista</text:span><text:span text:style-name="T76">)</text:span><text:span text:style-name="T77">; imóvel havido por força da Escritura Pública de Venda e Compra lavrad</text:span><text:span text:style-name="T78">a em<text:s/></text:span><text:span text:style-name="T79">[informar<text:s/></text:span><text:span text:style-name="T80">a data, o</text:span><text:span text:style-name="T81"><text:s/>nome do cartório]</text:span><text:span text:style-name="T82">, no Cartório de Notas<text:s/></text:span><text:span text:style-name="T83">[informar cidade]</text:span><text:span text:style-name="T84">, livro<text:s/></text:span><text:span text:style-name="T85">[informar número]</text:span><text:span text:style-name="T86">, matrícula nº<text:s/></text:span><text:span text:style-name="T87">[informar número]</text:span><text:span text:style-name="T88">,<text:s/></text:span><text:span text:style-name="T89">conforme quadro de áreas constante do projeto</text:span><text:span text:style-name="T90"><text:s/>(reproduzir informações do quadro de área apresentado na Prefeitura de Valinhos)</text:span><text:span text:style-name="T91">:<text:s/></text:span><text:span text:style-name="T92"><text:tab/></text:span><text:span text:style-name="T93"><text:line-break/></text:span></text:p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Descritivo</text:p>
          </table:table-cell>
          <table:table-cell table:style-name="TableCell100">
            <text:p text:style-name="P101">Área em m²</text:p>
          </table:table-cell>
        </table:table-row>
        <table:table-row table:style-name="TableRow102">
          <table:table-cell table:style-name="TableCell103">
            <text:p text:style-name="P104"><text:span text:style-name="T105">[informar descritivos nesta coluna]</text:span></text:p>
          </table:table-cell>
          <table:table-cell table:style-name="TableCell106">
            <text:p text:style-name="P107"><text:span text:style-name="T108">[informar descritivos nesta coluna]</text:span></text:p>
          </table:table-cell>
        </table:table-row>
        <table:table-row table:style-name="TableRow109">
          <table:table-cell table:style-name="TableCell110">
            <text:p text:style-name="P111"><text:span text:style-name="T112">[informar descritivos nesta coluna]</text:span></text:p>
          </table:table-cell>
          <table:table-cell table:style-name="TableCell113">
            <text:p text:style-name="P114"><text:span text:style-name="T115">[informar descritivos nesta coluna]</text:span></text:p>
          </table:table-cell>
        </table:table-row>
        <table:table-row table:style-name="TableRow116">
          <table:table-cell table:style-name="TableCell117">
            <text:p text:style-name="P118"><text:span text:style-name="T119">[informar descritivos nesta coluna]</text:span></text:p>
          </table:table-cell>
          <table:table-cell table:style-name="TableCell120">
            <text:p text:style-name="P121"><text:span text:style-name="T122">[informar descritivos nesta coluna]</text:span></text:p>
          </table:table-cell>
        </table:table-row>
        <table:table-row table:style-name="TableRow123">
          <table:table-cell table:style-name="TableCell124">
            <text:p text:style-name="P125"><text:span text:style-name="T126">[informar descritivos nesta coluna]</text:span></text:p>
          </table:table-cell>
          <table:table-cell table:style-name="TableCell127">
            <text:p text:style-name="P128"><text:span text:style-name="T129">[informar descritivos nesta coluna]</text:span></text:p>
          </table:table-cell>
        </table:table-row>
        <table:table-row table:style-name="TableRow130">
          <table:table-cell table:style-name="TableCell131">
            <text:p text:style-name="P132"><text:span text:style-name="T133">[informar descritivos nesta coluna]</text:span></text:p>
          </table:table-cell>
          <table:table-cell table:style-name="TableCell134">
            <text:p text:style-name="P135"><text:span text:style-name="T136">[informar descritivos nesta coluna]</text:span></text:p>
          </table:table-cell>
        </table:table-row>
        <table:table-row table:style-name="TableRow137">
          <table:table-cell table:style-name="TableCell138">
            <text:p text:style-name="P139"><text:span text:style-name="T140"><office:annotation office:name="1" xml:id="619022659"><dc:creator>Maria Gabriela Gadiolli Angeli</dc:creator><dc:date>2021-09-10T07:35:00</dc:date><text:p text:style-name="Textodecomentário"/><text:p text:style-name="Textodecomentário">Apagar as linhas que não forem preenchidas.<text:s/></text:p></office:annotation>[informar descritivos nesta coluna]</text:span></text:p>
          </table:table-cell>
          <table:table-cell table:style-name="TableCell141">
            <text:p text:style-name="P142"><text:span text:style-name="T143">[informar descritivos nesta coluna]</text:span><text:span text:style-name="Ref.decomentário"><office:annotation-end office:name="1"/></text:span></text:p>
          </table:table-cell>
        </table:table-row>
      </table:table>
      <text:p text:style-name="P144"/>
      <text:p text:style-name="P145">2. DECLARA, ainda, para<text:s/>todos os efeitos legais:</text:p>
      <text:p text:style-name="P146"/>
      <text:p text:style-name="P147">2.1. Este projeto é de natureza RESIDENCIAL/UNIFAMILIAR e foi elaborado com total observância à legislação edilícia, tributária e ambiental vigente.</text:p>
      <text:p text:style-name="P148"/>
      <text:p text:style-name="P149">2.2. O projeto de construção civil em questão enquadra-se nas normas técnicas aplicáveis e legislações vigentes no que tange às instalações hidráulico-sanitárias.</text:p>
      <text:p text:style-name="P150"/>
      <text:p text:style-name="P151">2.3. O reconhecimento de minha responsabilidade técnica nas esferas civil e penal, nos limites da atuação profissional instituídos pelo CREA/CAU, pela correta execução da obra e cumprimento do projeto aprovado, assumindo a responsabilidade legal pela veracidade desta declaração e passível de apuração na forma da Lei, bem como pode ser enquadrada como litigância de má-fé.</text:p>
      <text:p text:style-name="P152"/>
      <text:p text:style-name="P153">2.4. A obra será executada de acordo com o projeto aprovado pela Prefeitura Municipal de Valinhos e qualquer modificação deverá ser imediatamente comunicada. Quaisquer<text:s/><text:soft-page-break/>discrepâncias em relação à legislação municipal sobre edificações caberá a aprovação ou não.</text:p>
      <text:p text:style-name="P154"/>
      <text:p text:style-name="P155">2.5. Na existência da faixa de Viela Sanitária,<text:s/>declaro assumir total responsabilidade pela boa preservação e ciente de que todo e qualquer tipo de edificação, plantio de árvore, jardinagem, antenas, painéis de propaganda, aterro, corte, piso em geral e outros que caracterizam o uso e/ou ocupação da Faixa de Viela Sanitária e/ou Faixa de Servidão poderá ser regularizada nos termos da Lei Municipal n° 5.597/2018.</text:p>
      <text:p text:style-name="P156"/>
      <text:p text:style-name="P157">2.6. Que o proprietário/requerente, herdeiros, sucessores permitirá a entrada de servidores do DAEV para fiscalização e/ou manutenção das redes de esgoto, conforme Lei Municipal.</text:p>
      <text:p text:style-name="P158"/>
      <text:p text:style-name="P159">3. As despesas decorrentes da efetivação do presente TERMO, bem como aquelas que se fizerem necessárias, correrão por conta exclusiva do proprietário/requerente.</text:p>
      <text:p text:style-name="P160"/>
      <text:p text:style-name="P161">4. E por estar assim, certo e avençado, assina a<text:s/>parte já qualificada o presente TERMO DE DECLARAÇÃO, digitada em 4 (quatro) laudas e firmada em 4 (quatro) vias de igual forma e teor, para que se possa produzir seus devidos fins e efeitos de direito.<text:tab/></text:p>
      <text:p text:style-name="P162"/>
      <text:p text:style-name="P163"><text:span text:style-name="T164">Valinhos,<text:s/></text:span><text:span text:style-name="T165">[</text:span><text:span text:style-name="T166">informar<text:s/></text:span><text:span text:style-name="T167">dia]</text:span><text:span text:style-name="T168"><text:s/>/</text:span><text:span text:style-name="T169">[</text:span><text:span text:style-name="T170">informar mês</text:span><text:span text:style-name="T171">]</text:span><text:span text:style-name="T172">/</text:span><text:span text:style-name="T173">,<text:s/></text:span><text:span text:style-name="T174">[</text:span><text:span text:style-name="T175">informar ano</text:span><text:span text:style-name="T176">]</text:span><text:span text:style-name="T177">.</text:span></text:p>
      <text:p text:style-name="P178"/>
      <text:p text:style-name="P179"><text:span text:style-name="T180">Nome do pro</text:span><text:span text:style-name="T181">prietário:<text:s/></text:span><text:span text:style-name="T182">[preencher por extenso o nome do(a) proprietário(a) sem abreviações]</text:span><text:span text:style-name="T183">.</text:span></text:p>
      <text:p text:style-name="P184"/>
      <text:p text:style-name="P185"><text:span text:style-name="T186">Responsável técnico pela edificação:</text:span><text:span text:style-name="T187"><text:s/>[preencher por extenso o nome do(a)<text:s/></text:span><text:span text:style-name="T188">responsável técnico</text:span><text:span text:style-name="T189">(a) sem abreviações]</text:span><text:span text:style-name="T190">.</text:span></text:p>
      <text:p text:style-name="P191"/>
      <text:p text:style-name="P192"/>
      <text:p text:style-name="P193"/>
      <text:p text:style-name="P194">_____________________________________</text:p>
      <text:p text:style-name="P195"><text:span text:style-name="T196"><office:annotation office:name="2" xml:id="619022870"><dc:creator>Maria Gabriela Gadiolli Angeli</dc:creator><dc:date>2021-09-10T07:39:00</dc:date><text:p text:style-name="Textodecomentário">Único campo que será aceito manuscrito/a mão</text:p></office:annotation>Assinatura do Responsável Técnico</text:span><text:span text:style-name="Ref.decomentário"><office:annotation-end office:name="2"/></text:span></text:p>
      <text:p text:style-name="P197"><text:s text:c="21"/><text:s text:c="27"/></text:p>
      <text:p text:style-name="P198"><text:span text:style-name="T199"><office:annotation office:name="3" xml:id="619022887"><dc:creator>Maria Gabriela Gadiolli Angeli</dc:creator><dc:date>2021-09-10T07:39:00</dc:date><text:p text:style-name="Textodecomentário">Preenchimento DAEV</text:p></office:annotation>ANUÊNCIA DAEV:</text:span><text:span text:style-name="Ref.decomentário"><office:annotation-end office:name="3"/></text:span></text:p>
      <text:p text:style-name="P200"/>
      <text:p text:style-name="P201">________________________________</text:p>
      <text:p text:style-name="P202">Departamento de Planejamento, Obras e Fiscalização</text:p>
      <text:p text:style-name="P203">DIRETOR</text:p>
      <text:p text:style-name="P204"><text:tab/><text:tab/><text:s text:c="4"/><text:tab/><text:tab/></text:p>
      <text:p text:style-name="P205"><text:tab/></text:p>
      <text:p text:style-name="P206">________________________________</text:p>
      <text:p text:style-name="P207">Departamento de Planejamento, Obras e Fiscalização</text:p>
      <text:p text:style-name="P208">ENGENHEIRO CIVIL</text:p>
      <text:p text:style-name="P209"><text:s text:c="2"/></text:p>
      <text:p text:style-name="Normal"><text:span text:style-name="T210">IMPORTANTE</text:span><text:span text:style-name="T211">: havendo a necessidade de correções (comunique-se), a unidade administrativa competente expedirá Notificação de Comparecimento com respectivo Aviso de Recebimento (AR), ou por meio eletrônico equivalente. Prevalecendo a ausência do interessado s</text:span><text:span text:style-name="T212">erá publicada chamada por Edital no órgão de imprensa do município (Boletim Municipal), por duas vezes consecutivas. Passados 10 (dez) dias após a data da última publicação, o processo será arquivado pelo DAEV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text-align="center">
        <style:tab-stops>
          <style:tab-stop style:type="left" style:position="1.477in"/>
        </style:tab-stops>
      </style:paragraph-properties>
      <style:text-properties style:font-name="Times New Roman" style:font-name-asian="Times New Roman" fo:font-weight="bold" style:font-weight-asian="bold" fo:font-size="11pt" style:font-size-asian="11pt" style:font-size-complex="10pt" style:language-asian="pt" style:country-asian="BR" fo:hyphenate="false"/>
    </style:style>
    <style:style style:name="Normal" style:display-name="Normal" style:family="paragraph">
      <style:paragraph-properties fo:text-align="justify"/>
      <style:text-properties style:font-name="Courier New" fo:font-size="12pt" style:font-size-asian="12pt" style:font-size-complex="11pt" style:language-asian="en" style:country-asian="US" fo:hyphenate="false"/>
    </style:style>
    <style:style style:name="Fonteparág.padrão" style:display-name="Fonte parág. padrão" style:family="tex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>
      <style:text-properties style:font-name="Courier New" fo:font-size="12pt" style:font-size-asian="12pt" style:font-size-complex="11pt" style:language-asian="en" style:country-asian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>
      <style:text-properties style:font-name="Courier New" fo:font-size="12pt" style:font-size-asian="12pt" style:font-size-complex="11pt" style:language-asian="en" style:country-asian="US"/>
    </style:style>
    <style:style style:name="Corpodetexto2" style:display-name="Corpo de texto 2" style:family="paragraph" style:parent-style-name="Normal">
      <style:paragraph-properties fo:text-align="start" fo:margin-bottom="0.0833in" fo:line-height="200%"/>
      <style:text-properties style:font-name="Times New Roman" style:font-name-asian="Times New Roman" fo:font-size="10pt" style:font-size-asian="10pt" style:font-size-complex="10pt" style:language-asian="pt" style:country-asian="BR" fo:hyphenate="false"/>
    </style:style>
    <style:style style:name="Corpodetexto2Char" style:display-name="Corpo de texto 2 Char" style:family="text">
      <style:text-properties style:font-name="Times New Roman" style:font-name-asian="Times New Roman"/>
    </style:style>
    <style:style style:name="Título" style:display-name="Título" style:family="paragraph" style:parent-style-name="Normal">
      <style:paragraph-properties fo:text-align="center"/>
      <style:text-properties style:font-name="Times New Roman" style:font-name-asian="Times New Roman" fo:font-weight="bold" style:font-weight-asian="bold" fo:font-size="18pt" style:font-size-asian="18pt" style:font-size-complex="10pt" fo:hyphenate="false"/>
    </style:style>
    <style:style style:name="TítuloChar" style:display-name="Título Char" style:family="text">
      <style:text-properties style:font-name="Times New Roman" style:font-name-asian="Times New Roman" fo:font-weight="bold" style:font-weight-asian="bold" fo:font-size="18pt" style:font-size-asian="18pt"/>
    </style:style>
    <style:style style:name="HiperlinkVisitado" style:display-name="HiperlinkVisitado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extosemFormatação" style:display-name="Texto sem Formatação" style:family="paragraph" style:parent-style-name="Normal">
      <style:paragraph-properties fo:text-align="start"/>
      <style:text-properties style:font-name-asian="Times New Roman" fo:font-size="10pt" style:font-size-asian="10pt" style:font-size-complex="10pt" style:language-asian="pt" style:country-asian="BR" fo:hyphenate="false"/>
    </style:style>
    <style:style style:name="TextosemFormataçãoChar" style:display-name="Texto sem Formatação Char" style:family="text">
      <style:text-properties style:font-name="Courier New" style:font-name-asian="Times New Roman"/>
    </style:style>
    <style:style style:name="Corpodetexto" style:display-name="Corpo de texto" style:family="paragraph" style:parent-style-name="Normal">
      <style:paragraph-properties fo:margin-bottom="0.0833in"/>
      <style:text-properties fo:hyphenate="false"/>
    </style:style>
    <style:style style:name="CorpodetextoChar" style:display-name="Corpo de texto Char" style:family="text">
      <style:text-properties style:font-name="Courier New" fo:font-size="12pt" style:font-size-asian="12pt" style:font-size-complex="11pt" style:language-asian="en" style:country-asian="US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complex="Tahoma" fo:font-size="8pt" style:font-size-asian="8pt" style:font-size-complex="8pt" style:language-asian="en" style:country-asian="US"/>
    </style:style>
    <style:style style:name="ParágrafodaLista" style:display-name="Parágrafo da Lista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ReferênciaIntensa" style:display-name="Referência Intensa" style:family="tex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Corpodetexto3" style:display-name="Corpo de texto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Corpodetexto3Char" style:display-name="Corpo de texto 3 Char" style:family="text">
      <style:text-properties style:font-name="Courier New" fo:font-size="8pt" style:font-size-asian="8pt" style:font-size-complex="8pt" style:language-asian="en" style:country-asian="US"/>
    </style:style>
    <style:style style:name="Pré-formataçãoHTML" style:display-name="Pré-formatação HTML" style:family="paragraph" style:parent-style-name="Normal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ourier New" fo:font-size="10pt" style:font-size-asian="10pt" style:font-size-complex="10pt" style:language-asian="pt" style:country-asian="BR" fo:hyphenate="false"/>
    </style:style>
    <style:style style:name="Pré-formataçãoHTMLChar" style:display-name="Pré-formatação HTML Char" style:family="text">
      <style:text-properties style:font-name="Courier New" style:font-name-asian="Times New Roman" style:font-name-complex="Courier New"/>
    </style:style>
    <style:style style:name="Recuodecorpodetexto" style:display-name="Recuo de corpo de texto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RecuodecorpodetextoChar" style:display-name="Recuo de corpo de texto Char" style:family="text">
      <style:text-properties style:font-name="Courier New" fo:font-size="12pt" style:font-size-asian="12pt" style:font-size-complex="11pt" style:language-asian="en" style:country-asian="US"/>
    </style:style>
    <style:style style:name="Título2Char" style:display-name="Título 2 Char" style:family="text">
      <style:text-properties style:font-name="Times New Roman" style:font-name-asian="Times New Roman" fo:font-weight="bold" style:font-weight-asian="bold" fo:font-size="11pt" style:font-size-asian="11pt"/>
    </style:style>
    <style:style style:name="Textodenotaderodapé" style:display-name="Texto de nota de rodapé" style:family="paragraph" style:parent-style-name="Normal">
      <style:text-properties fo:font-size="10pt" style:font-size-asian="10pt" style:font-size-complex="10pt" fo:hyphenate="false"/>
    </style:style>
    <style:style style:name="TextodenotaderodapéChar" style:display-name="Texto de nota de rodapé Char" style:family="text">
      <style:text-properties style:font-name="Courier New" style:language-asian="en" style:country-asian="US"/>
    </style:style>
    <style:style style:name="Ref.denotaderodapé" style:display-name="Ref. de nota de rodapé" style:family="text">
      <style:text-properties style:text-position="super 65%"/>
    </style:style>
    <style:style style:name="SemEspaçamento" style:display-name="Sem Espaçamento" style:family="paragraph">
      <style:text-properties style:font-name="Times New Roman" style:font-name-asian="Times New Roman" fo:language="en" fo:country="US" style:language-asian="en" style:country-asian="US" fo:hyphenate="false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style:font-name="Courier New" style:language-asian="en" style:country-asian="US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style:font-name="Courier New" fo:font-weight="bold" style:font-weight-asian="bold" style:font-weight-complex="bold" style:language-asian="en" style:country-asian="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861in" fo:margin-left="1.3784in" fo:margin-bottom="0.3152in" fo:margin-right="0.7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3937in"/>
      </style:footer-style>
    </style:page-layout>
    <style:style style:name="P2" style:parent-style-name="Título" style:family="paragraph">
      <style:paragraph-properties fo:margin-left="0.7875in">
        <style:tab-stops/>
      </style:paragraph-properties>
    </style:style>
    <style:style style:name="T3" style:parent-style-name="Fonteparág.padrão" style:family="text">
      <style:text-properties style:font-name="Arial" style:font-name-complex="Arial" fo:color="#0070C0" fo:font-size="11pt" style:font-size-asian="11pt" style:font-size-complex="11pt" style:language-asian="pt" style:country-asian="BR"/>
    </style:style>
    <style:style style:name="T4" style:parent-style-name="Fonteparág.padrão" style:family="text">
      <style:text-properties style:font-name="Arial" style:font-name-complex="Arial" fo:color="#0070C0" fo:font-size="11pt" style:font-size-asian="11pt" style:font-size-complex="11pt"/>
    </style:style>
    <style:style style:name="P5" style:parent-style-name="Título" style:family="paragraph">
      <style:paragraph-properties fo:margin-left="0.7875in">
        <style:tab-stops/>
      </style:paragraph-properties>
    </style:style>
    <style:style style:name="T6" style:parent-style-name="Fonteparág.padrão" style:family="text">
      <style:text-properties style:font-name="Arial" style:font-name-complex="Arial" fo:color="#0070C0" fo:font-size="11pt" style:font-size-asian="11pt" style:font-size-complex="11pt"/>
    </style:style>
    <style:style style:name="P7" style:parent-style-name="Cabeçalho" style:family="paragraph">
      <style:paragraph-properties fo:line-height="200%"/>
      <style:text-properties fo:font-size="8pt" style:font-size-asian="8pt" style:font-size-complex="8pt"/>
    </style:style>
    <style:style style:name="P8" style:parent-style-name="Rodapé" style:family="paragraph">
      <style:paragraph-properties fo:text-align="center" fo:margin-left="-0.1972in">
        <style:tab-stops>
          <style:tab-stop style:type="center" style:position="3.15in"/>
          <style:tab-stop style:type="right" style:position="6.1027in"/>
        </style:tab-stops>
      </style:paragraph-properties>
      <style:text-properties style:font-name="Arial" style:font-name-complex="Arial" style:font-weight-complex="bold" fo:color="#0070C0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m 3" text:anchor-type="paragraph" svg:x="-0.40069in" svg:y="-0.24028in" svg:width="1.54028in" svg:height="0.53472in" style:rel-width="scale" style:rel-height="scale"><draw:image xlink:href="media/image1.jpeg" xlink:type="simple" xlink:show="embed" xlink:actuate="onLoad"/><svg:title/><svg:desc/></draw:frame></text:span><text:span text:style-name="T4">DEPARTAMENTO DE ÁGUAS E ESGOTOS DE VALINHOS</text:span></text:p>
        <text:p text:style-name="P5"><text:span text:style-name="T6">Autarquia Municipal</text:span></text:p>
        <text:p text:style-name="P7"/>
      </style:header>
      <style:footer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ppalomares</meta:initial-creator>
    <dc:creator>Maria Gabriela Gadiolle Angeli</dc:creator>
    <meta:creation-date>2021-07-19T14:07:00Z</meta:creation-date>
    <dc:date>2021-09-10T10:40:00Z</dc:date>
    <meta:print-date>2021-02-25T17:23:00Z</meta:print-date>
    <meta:template xlink:href="Normal.dotm" xlink:type="simple"/>
    <meta:editing-cycles>6</meta:editing-cycles>
    <meta:editing-duration>PT1140S</meta:editing-duration>
    <meta:document-statistic meta:page-count="2" meta:paragraph-count="10" meta:word-count="799" meta:character-count="5109" meta:row-count="36" meta:non-whitespace-character-count="4320"/>
  </office:meta>
</office:document-meta>
</file>